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96cm" style:rel-column-width="18539*"/>
    </style:style>
    <style:style style:name="Table2.B" style:family="table-column">
      <style:table-column-properties style:column-width="5.978cm" style:rel-column-width="14984*"/>
    </style:style>
    <style:style style:name="Table2.C" style:family="table-column">
      <style:table-column-properties style:column-width="12.771cm" style:rel-column-width="3201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2f64635"/>
    </style:style>
    <style:style style:name="P17" style:family="paragraph" style:parent-style-name="Table_20_Contents">
      <style:text-properties officeooo:paragraph-rsid="00bfdbd1"/>
    </style:style>
    <style:style style:name="P18" style:family="paragraph" style:parent-style-name="Table_20_Contents">
      <style:text-properties officeooo:paragraph-rsid="0127770a"/>
    </style:style>
    <style:style style:name="P19" style:family="paragraph" style:parent-style-name="Table_20_Contents">
      <style:text-properties officeooo:paragraph-rsid="026e31be"/>
    </style:style>
    <style:style style:name="P20" style:family="paragraph" style:parent-style-name="Table_20_Contents">
      <style:text-properties officeooo:paragraph-rsid="01536d5b"/>
    </style:style>
    <style:style style:name="P21" style:family="paragraph" style:parent-style-name="Table_20_Contents">
      <style:text-properties officeooo:paragraph-rsid="006e8e1a"/>
    </style:style>
    <style:style style:name="P22" style:family="paragraph" style:parent-style-name="Table_20_Contents">
      <style:text-properties officeooo:paragraph-rsid="017f7b3e"/>
    </style:style>
    <style:style style:name="P23" style:family="paragraph" style:parent-style-name="Table_20_Contents">
      <style:text-properties officeooo:paragraph-rsid="02ae0b54"/>
    </style:style>
    <style:style style:name="P24" style:family="paragraph" style:parent-style-name="Table_20_Contents">
      <style:text-properties officeooo:paragraph-rsid="024d698d"/>
    </style:style>
    <style:style style:name="P25" style:family="paragraph" style:parent-style-name="Table_20_Contents">
      <style:text-properties officeooo:paragraph-rsid="00e67b40"/>
    </style:style>
    <style:style style:name="P26" style:family="paragraph" style:parent-style-name="Table_20_Contents">
      <style:text-properties officeooo:paragraph-rsid="012d6f0c"/>
    </style:style>
    <style:style style:name="P27" style:family="paragraph" style:parent-style-name="Table_20_Contents">
      <style:text-properties officeooo:paragraph-rsid="009375c2"/>
    </style:style>
    <style:style style:name="P28" style:family="paragraph" style:parent-style-name="Table_20_Contents">
      <style:text-properties officeooo:paragraph-rsid="01262962"/>
    </style:style>
    <style:style style:name="P29" style:family="paragraph" style:parent-style-name="Table_20_Contents">
      <style:text-properties officeooo:paragraph-rsid="012a02c9"/>
    </style:style>
    <style:style style:name="P30" style:family="paragraph" style:parent-style-name="Table_20_Contents">
      <style:text-properties officeooo:paragraph-rsid="01f2ee4b"/>
    </style:style>
    <style:style style:name="P31" style:family="paragraph" style:parent-style-name="Table_20_Contents">
      <style:text-properties officeooo:paragraph-rsid="02b1223a"/>
    </style:style>
    <style:style style:name="P32" style:family="paragraph" style:parent-style-name="Table_20_Contents">
      <style:text-properties officeooo:paragraph-rsid="01d72fd8"/>
    </style:style>
    <style:style style:name="P33" style:family="paragraph" style:parent-style-name="Table_20_Contents">
      <style:text-properties officeooo:paragraph-rsid="011fee52"/>
    </style:style>
    <style:style style:name="P34" style:family="paragraph" style:parent-style-name="Table_20_Contents">
      <style:text-properties officeooo:paragraph-rsid="01c4af9a"/>
    </style:style>
    <style:style style:name="P35" style:family="paragraph" style:parent-style-name="Table_20_Contents">
      <style:text-properties officeooo:paragraph-rsid="0072b850"/>
    </style:style>
    <style:style style:name="P36" style:family="paragraph" style:parent-style-name="Table_20_Contents">
      <style:text-properties officeooo:paragraph-rsid="01daa4a7"/>
    </style:style>
    <style:style style:name="P37" style:family="paragraph" style:parent-style-name="Table_20_Contents">
      <style:text-properties officeooo:paragraph-rsid="02b1c54c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officeooo:paragraph-rsid="026e3ebc"/>
    </style:style>
    <style:style style:name="P40" style:family="paragraph" style:parent-style-name="Table_20_Contents">
      <style:text-properties officeooo:paragraph-rsid="026ef928"/>
    </style:style>
    <style:style style:name="P4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6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7" style:family="paragraph" style:parent-style-name="Table_20_Contents">
      <style:text-properties officeooo:paragraph-rsid="0108f4cf"/>
    </style:style>
    <style:style style:name="P48" style:family="paragraph" style:parent-style-name="Table_20_Contents">
      <style:text-properties officeooo:paragraph-rsid="0294e861"/>
    </style:style>
    <style:style style:name="P49" style:family="paragraph" style:parent-style-name="Table_20_Contents">
      <style:text-properties officeooo:paragraph-rsid="02b867ce"/>
    </style:style>
    <style:style style:name="P50" style:family="paragraph" style:parent-style-name="Table_20_Contents">
      <style:text-properties officeooo:paragraph-rsid="010e8474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5" style:family="paragraph" style:parent-style-name="Table_20_Contents">
      <style:text-properties officeooo:paragraph-rsid="015fc100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3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258ad30"/>
    </style:style>
    <style:style style:name="P77" style:family="paragraph" style:parent-style-name="Table_20_Contents">
      <style:text-properties officeooo:paragraph-rsid="025e6e41"/>
    </style:style>
    <style:style style:name="P78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6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7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f2d3ae" style:font-size-asian="10pt" style:font-size-complex="10pt"/>
    </style:style>
    <style:style style:name="P93" style:family="paragraph" style:parent-style-name="Table_20_Contents">
      <style:text-properties style:font-name="Courier New" fo:font-size="10pt" officeooo:paragraph-rsid="02f11bec" style:font-size-asian="10pt" style:font-size-complex="10pt"/>
    </style:style>
    <style:style style:name="P94" style:family="paragraph" style:parent-style-name="Table_20_Contents">
      <style:text-properties style:font-name="Courier New" fo:font-size="10pt" officeooo:paragraph-rsid="02eb102f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6" style:family="paragraph" style:parent-style-name="Table_20_Contents">
      <style:text-properties officeooo:paragraph-rsid="020801da"/>
    </style:style>
    <style:style style:name="P97" style:family="paragraph" style:parent-style-name="Table_20_Contents">
      <style:text-properties officeooo:paragraph-rsid="022a3a56"/>
    </style:style>
    <style:style style:name="P98" style:family="paragraph" style:parent-style-name="Table_20_Contents">
      <style:text-properties officeooo:paragraph-rsid="02062754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0" style:family="paragraph" style:parent-style-name="Table_20_Contents">
      <style:text-properties officeooo:paragraph-rsid="0230b508"/>
    </style:style>
    <style:style style:name="P101" style:family="paragraph" style:parent-style-name="Table_20_Contents">
      <style:text-properties officeooo:paragraph-rsid="022f0ff6"/>
    </style:style>
    <style:style style:name="P102" style:family="paragraph" style:parent-style-name="Table_20_Contents">
      <style:text-properties officeooo:paragraph-rsid="0049a42a"/>
    </style:style>
    <style:style style:name="P10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5" style:family="paragraph" style:parent-style-name="Table_20_Contents">
      <style:text-properties style:font-name="Courier New" fo:font-size="10pt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8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9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0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1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f4eca2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2f6463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0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1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0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1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2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5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officeooo:rsid="02b867ce"/>
    </style:style>
    <style:style style:name="T15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6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2" style:family="text">
      <style:text-properties officeooo:rsid="00c77656"/>
    </style:style>
    <style:style style:name="T163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5" style:family="text">
      <style:text-properties officeooo:rsid="0277dedb"/>
    </style:style>
    <style:style style:name="T166" style:family="text">
      <style:text-properties officeooo:rsid="023d069c"/>
    </style:style>
    <style:style style:name="T167" style:family="text">
      <style:text-properties fo:color="#000000" loext:opacity="100%" style:font-name="Courier New" style:font-name-complex="Courier New"/>
    </style:style>
    <style:style style:name="T16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9" style:family="text">
      <style:text-properties fo:font-style="normal" officeooo:rsid="023ec219" style:font-style-asian="normal" style:font-style-complex="normal"/>
    </style:style>
    <style:style style:name="T170" style:family="text">
      <style:text-properties fo:font-style="normal" style:font-style-asian="normal" style:font-style-complex="normal"/>
    </style:style>
    <style:style style:name="T171" style:family="text">
      <style:text-properties officeooo:rsid="0213f657"/>
    </style:style>
    <style:style style:name="T172" style:family="text">
      <style:text-properties officeooo:rsid="02984091"/>
    </style:style>
    <style:style style:name="T173" style:family="text">
      <style:text-properties officeooo:rsid="021570c6"/>
    </style:style>
    <style:style style:name="T174" style:family="text">
      <style:text-properties officeooo:rsid="0298730b"/>
    </style:style>
    <style:style style:name="T175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2ca5aab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2cdbc0f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fo:font-style="normal" officeooo:rsid="01e2c632" style:language-asian="zxx" style:country-asian="none" style:font-style-asian="normal" style:font-name-complex="Courier New" style:language-complex="zxx" style:country-complex="none" style:font-style-complex="normal"/>
    </style:style>
    <style:style style:name="T194" style:family="text">
      <style:text-properties fo:color="#000000" loext:opacity="100%" style:font-name="Courier New" fo:language="zxx" fo:country="none" fo:font-style="italic" officeooo:rsid="02f2d3ae" style:language-asian="zxx" style:country-asian="none" style:font-style-asian="italic" style:font-name-complex="Courier New" style:language-complex="zxx" style:country-complex="none" style:font-style-complex="italic"/>
    </style:style>
    <style:style style:name="T195" style:family="text">
      <style:text-properties fo:color="#000000" loext:opacity="100%" style:font-name="Courier New" fo:language="zxx" fo:country="none" fo:font-style="normal" officeooo:rsid="02d0c15d" style:language-asian="zxx" style:country-asian="none" style:font-style-asian="normal" style:font-name-complex="Courier New" style:language-complex="zxx" style:country-complex="none" style:font-style-complex="normal"/>
    </style:style>
    <style:style style:name="T196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fo:font-style="italic" officeooo:rsid="01bee199" style:language-asian="zxx" style:country-asian="none" style:font-style-asian="italic" style:font-name-complex="Courier New" style:language-complex="zxx" style:country-complex="none" style:font-style-complex="italic"/>
    </style:style>
    <style:style style:name="T199" style:family="text">
      <style:text-properties fo:color="#000000" loext:opacity="100%" style:font-name="Courier New" fo:language="zxx" fo:country="none" fo:font-style="italic" officeooo:rsid="02f11bec" style:language-asian="zxx" style:country-asian="none" style:font-style-asian="italic" style:font-name-complex="Courier New" style:language-complex="zxx" style:country-complex="none" style:font-style-complex="italic"/>
    </style:style>
    <style:style style:name="T200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204" style:family="text">
      <style:text-properties fo:color="#000000" loext:opacity="100%" style:font-name="Courier New" fo:language="zxx" fo:country="none" fo:font-style="italic" officeooo:rsid="02c8adfd" style:language-asian="zxx" style:country-asian="none" style:font-style-asian="italic" style:font-name-complex="Courier New" style:language-complex="zxx" style:country-complex="none" style:font-style-complex="italic"/>
    </style:style>
    <style:style style:name="T205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8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9" style:family="text">
      <style:text-properties fo:color="#000000" loext:opacity="100%" style:font-name="Courier New" fo:language="zxx" fo:country="none" fo:font-style="italic" officeooo:rsid="02eb102f" style:language-asian="zxx" style:country-asian="none" style:font-style-asian="italic" style:font-name-complex="Courier New" style:language-complex="zxx" style:country-complex="none" style:font-style-complex="italic"/>
    </style:style>
    <style:style style:name="T210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11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12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213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fo:font-style="italic" officeooo:rsid="02afaaf5" style:font-style-asian="italic" style:font-style-complex="italic"/>
    </style:style>
    <style:style style:name="T221" style:family="text">
      <style:text-properties officeooo:rsid="02afaaf5"/>
    </style:style>
    <style:style style:name="T222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6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6"><text:span text:style-name="Source_20_Text"><text:span text:style-name="T52">domClear(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7"><text:span text:style-name="Source_20_Text"><text:span text:style-name="T17">domGetCSS(&lt;element&gt;</text:span></text:span><text:span text:style-name="Source_20_Text"><text:span text:style-name="T53">[</text:span></text:span><text:span text:style-name="Source_20_Text"><text:span text:style-name="T17">,property</text:span></text:span><text:span text:style-name="Source_20_Text"><text:span text:style-name="T54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8"><text:span text:style-name="Source_20_Text"><text:span text:style-name="T17">domShow(&lt;element&gt;[,display]);</text:span></text:span></text:p>
            <text:p text:style-name="P18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5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9"><text:span text:style-name="Source_20_Text"><text:span text:style-name="T56">domScrollToTop();</text:span></text:span></text:p>
            <text:p text:style-name="P19"><text:span text:style-name="Source_20_Text"><text:span text:style-name="T57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20"><text:span text:style-name="Source_20_Text"><text:span text:style-name="T17">domSiblings</text:span></text:span><text:span text:style-name="Source_20_Text"><text:span text:style-name="T58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20"><text:span text:style-name="Source_20_Text"><text:span text:style-name="T17">domSiblings</text:span></text:span><text:span text:style-name="Source_20_Text"><text:span text:style-name="T58">Right</text:span></text:span><text:span text:style-name="Source_20_Text"><text:span text:style-name="T17">(&lt;element&gt;);</text:span></text:span></text:p>
            <text:p text:style-name="P21"><text:span text:style-name="Source_20_Text"><text:span text:style-name="T59">domGetC</text:span></text:span><text:span text:style-name="Source_20_Text"><text:span text:style-name="T60">SS</text:span></text:span><text:span text:style-name="Source_20_Text"><text:span text:style-name="T59">Var(&lt;name&gt;);</text:span></text:span></text:p>
            <text:p text:style-name="P10"><text:span text:style-name="Source_20_Text"><text:span text:style-name="T17">domSetC</text:span></text:span><text:span text:style-name="Source_20_Text"><text:span text:style-name="T60">SS</text:span></text:span><text:span text:style-name="Source_20_Text"><text:span text:style-name="T17">Var(</text:span></text:span><text:span text:style-name="Source_20_Text"><text:span text:style-name="T59">&lt;</text:span></text:span><text:span text:style-name="Source_20_Text"><text:span text:style-name="T17">n</text:span></text:span><text:span text:style-name="Source_20_Text"><text:span text:style-name="T59">ame&gt;</text:span></text:span><text:span text:style-name="Source_20_Text"><text:span text:style-name="T17">,</text:span></text:span><text:span text:style-name="Source_20_Text"><text:span text:style-name="T59">&lt;</text:span></text:span><text:span text:style-name="Source_20_Text"><text:span text:style-name="T17">v</text:span></text:span><text:span text:style-name="Source_20_Text"><text:span text:style-name="T59">alue&gt;</text:span></text:span><text:span text:style-name="Source_20_Text"><text:span text:style-name="T17">);</text:span></text:span></text:p>
            <text:p text:style-name="P22"><text:span text:style-name="Source_20_Text"><text:span text:style-name="T17">importScript(&lt;script1&gt;[,scriptN]);</text:span></text:span></text:p>
            <text:p text:style-name="P22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8"><text:span text:style-name="Source_20_Text"><text:span text:style-name="T17">setFullscreenOff();</text:span></text:span></text:p>
            <text:p text:style-name="P18"><text:span text:style-name="Source_20_Text"><text:span text:style-name="T17">getFullscreen();<text:line-break/>form2array(&lt;form&gt;); </text:span></text:span><text:span text:style-name="Source_20_Text"><text:span text:style-name="T61">and</text:span></text:span><text:span text:style-name="Source_20_Text"><text:span text:style-name="T52"> </text:span></text:span><text:span text:style-name="Source_20_Text"><text:span text:style-name="T17">form2string(&lt;form&gt;);</text:span></text:span></text:p>
            <text:p text:style-name="P23"><text:span text:style-name="Source_20_Text"><text:span text:style-name="T17">getDoNotTrack();</text:span></text:span></text:p>
            <text:p text:style-name="P24"><text:span text:style-name="Source_20_Text"><text:span text:style-name="T17">getLocation(&lt;success&gt;[,error]);</text:span></text:span></text:p>
            <text:p text:style-name="P24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5"><text:span text:style-name="Source_20_Text"><text:span text:style-name="T17">isMap(&lt;</text:span></text:span><text:span text:style-name="Source_20_Text"><text:span text:style-name="T62">v</text:span></text:span><text:span text:style-name="Source_20_Text"><text:span text:style-name="T63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4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2">v</text:span></text:span><text:span text:style-name="Source_20_Text"><text:span text:style-name="T17">&gt;);</text:span></text:span></text:p>
            <text:p text:style-name="P25"><text:span text:style-name="Source_20_Text"><text:span text:style-name="T17">isSet(&lt;</text:span></text:span><text:span text:style-name="Source_20_Text"><text:span text:style-name="T62">v</text:span></text:span><text:span text:style-name="Source_20_Text"><text:span text:style-name="T63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4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2">v</text:span></text:span><text:span text:style-name="Source_20_Text"><text:span text:style-name="T17">&gt;);</text:span></text:span></text:p>
            <text:p text:style-name="P26"><text:span text:style-name="Source_20_Text"><text:span text:style-name="T17">isNumber(&lt;</text:span></text:span><text:span text:style-name="Source_20_Text"><text:span text:style-name="T65">v</text:span></text:span><text:span text:style-name="Source_20_Text"><text:span text:style-name="T17">&gt;); <text:s/></text:span></text:span><text:span text:style-name="Source_20_Text"><text:span text:style-name="T66">and</text:span></text:span><text:span text:style-name="Source_20_Text"><text:span text:style-name="T17"> isNumeric(&lt;</text:span></text:span><text:span text:style-name="Source_20_Text"><text:span text:style-name="T65">v</text:span></text:span><text:span text:style-name="Source_20_Text"><text:span text:style-name="T17">&gt;);</text:span></text:span></text:p>
            <text:p text:style-name="P26"><text:span text:style-name="Source_20_Text"><text:span text:style-name="T17">isFloat(&lt;</text:span></text:span><text:span text:style-name="Source_20_Text"><text:span text:style-name="T65">v</text:span></text:span><text:span text:style-name="Source_20_Text"><text:span text:style-name="T67">al</text:span></text:span><text:span text:style-name="Source_20_Text"><text:span text:style-name="T17">&gt;); </text:span></text:span><text:span text:style-name="Source_20_Text"><text:span text:style-name="T66">and</text:span></text:span><text:span text:style-name="Source_20_Text"><text:span text:style-name="T68"> </text:span></text:span><text:span text:style-name="Source_20_Text"><text:span text:style-name="T17">isBigInt(&lt;</text:span></text:span><text:span text:style-name="Source_20_Text"><text:span text:style-name="T65">v</text:span></text:span><text:span text:style-name="Source_20_Text"><text:span text:style-name="T17">&gt;);</text:span></text:span></text:p>
            <text:p text:style-name="P27"><text:span text:style-name="Source_20_Text"><text:span text:style-name="T17">isString(&lt;</text:span></text:span><text:span text:style-name="Source_20_Text"><text:span text:style-name="T69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70">and </text:span></text:span><text:span text:style-name="Source_20_Text"><text:span text:style-name="T17">isChar(&lt;</text:span></text:span><text:span text:style-name="Source_20_Text"><text:span text:style-name="T69">v</text:span></text:span><text:span text:style-name="Source_20_Text"><text:span text:style-name="T67">al</text:span></text:span><text:span text:style-name="Source_20_Text"><text:span text:style-name="T17">&gt;);</text:span></text:span></text:p>
            <text:p text:style-name="P25"><text:span text:style-name="Source_20_Text"><text:span text:style-name="T17">isDate(&lt;</text:span></text:span><text:span text:style-name="Source_20_Text"><text:span text:style-name="T71">v</text:span></text:span><text:span text:style-name="Source_20_Text"><text:span text:style-name="T67">al</text:span></text:span><text:span text:style-name="Source_20_Text"><text:span text:style-name="T17">&gt;); <text:s/></text:span></text:span><text:span text:style-name="Source_20_Text"><text:span text:style-name="T72">and</text:span></text:span><text:span text:style-name="Source_20_Text"><text:span text:style-name="T73"> </text:span></text:span><text:span text:style-name="Source_20_Text"><text:span text:style-name="T17">isError(&lt;</text:span></text:span><text:span text:style-name="Source_20_Text"><text:span text:style-name="T74">v</text:span></text:span><text:span text:style-name="Source_20_Text"><text:span text:style-name="T67">al</text:span></text:span><text:span text:style-name="Source_20_Text"><text:span text:style-name="T17">&gt;);</text:span></text:span></text:p>
            <text:p text:style-name="P28"><text:span text:style-name="Source_20_Text"><text:span text:style-name="T17">isRegexp(&lt;</text:span></text:span><text:span text:style-name="Source_20_Text"><text:span text:style-name="T75">v</text:span></text:span><text:span text:style-name="Source_20_Text"><text:span text:style-name="T17">&gt;); <text:s/></text:span></text:span><text:span text:style-name="Source_20_Text"><text:span text:style-name="T76">and</text:span></text:span><text:span text:style-name="Source_20_Text"><text:span text:style-name="T77"> </text:span></text:span><text:span text:style-name="Source_20_Text"><text:span text:style-name="T17">isSymbol(&lt;</text:span></text:span><text:span text:style-name="Source_20_Text"><text:span text:style-name="T75">v</text:span></text:span><text:span text:style-name="Source_20_Text"><text:span text:style-name="T17">&gt;);</text:span></text:span></text:p>
            <text:p text:style-name="P29"><text:span text:style-name="Source_20_Text"><text:span text:style-name="T17">isElement(&lt;</text:span></text:span><text:span text:style-name="Source_20_Text"><text:span text:style-name="T78">v</text:span></text:span><text:span text:style-name="Source_20_Text"><text:span text:style-name="T17">&gt;); </text:span></text:span><text:span text:style-name="Source_20_Text"><text:span text:style-name="T76">and </text:span></text:span><text:span text:style-name="Source_20_Text"><text:span text:style-name="T17">isObject(&lt;</text:span></text:span><text:span text:style-name="Source_20_Text"><text:span text:style-name="T78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9">v</text:span></text:span><text:span text:style-name="Source_20_Text"><text:span text:style-name="T67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80">n</text:span></text:span><text:span text:style-name="Source_20_Text"><text:span text:style-name="T17">(&lt;</text:span></text:span><text:span text:style-name="Source_20_Text"><text:span text:style-name="T79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81">v</text:span></text:span><text:span text:style-name="Source_20_Text"><text:span text:style-name="T82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3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30"><text:span text:style-name="Source_20_Text"><text:span text:style-name="T17">isNullOrUndefined(&lt;</text:span></text:span><text:span text:style-name="Source_20_Text"><text:span text:style-name="T84">v</text:span></text:span><text:span text:style-name="Source_20_Text"><text:span text:style-name="T17">&gt;); isNil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28"><text:span text:style-name="Source_20_Text"><text:span text:style-name="T17">isPlainObject(&lt;value&gt;);</text:span></text:span></text:p>
            <text:p text:style-name="P31"><text:span text:style-name="Source_20_Text"><text:span text:style-name="T9">isTruthy(&lt;</text:span></text:span><text:span text:style-name="Source_20_Text"><text:span text:style-name="T85">value</text:span></text:span><text:span text:style-name="Source_20_Text"><text:span text:style-name="T9">&gt;); </text:span></text:span><text:span text:style-name="Source_20_Text"><text:span text:style-name="T85">+ </text:span></text:span><text:span text:style-name="Source_20_Text"><text:span text:style-name="T9">isFalsy(&lt;</text:span></text:span><text:span text:style-name="Source_20_Text"><text:span text:style-name="T86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2"><text:span text:style-name="Source_20_Text"><text:span text:style-name="T17">isFunction(&lt;</text:span></text:span><text:span text:style-name="Source_20_Text"><text:span text:style-name="T87">v</text:span></text:span><text:span text:style-name="Source_20_Text"><text:span text:style-name="T17">&gt;); </text:span></text:span><text:span text:style-name="Source_20_Text"><text:span text:style-name="T88">+</text:span></text:span><text:span text:style-name="Source_20_Text"><text:span text:style-name="T17"> is</text:span></text:span><text:span text:style-name="Source_20_Text"><text:span text:style-name="T87">Callable</text:span></text:span><text:span text:style-name="Source_20_Text"><text:span text:style-name="T17">(&lt;</text:span></text:span><text:span text:style-name="Source_20_Text"><text:span text:style-name="T87">v</text:span></text:span><text:span text:style-name="Source_20_Text"><text:span text:style-name="T17">&gt;);</text:span></text:span></text:p>
            <text:p text:style-name="P33"><text:span text:style-name="Source_20_Text"><text:span text:style-name="T17">isConstructorFn</text:span></text:span><text:span text:style-name="Source_20_Text"><text:span text:style-name="T89">(&lt;</text:span></text:span><text:span text:style-name="Source_20_Text"><text:span text:style-name="T80">v</text:span></text:span><text:span text:style-name="Source_20_Text"><text:span text:style-name="T89">&gt;); </text:span></text:span><text:span text:style-name="Source_20_Text"><text:span text:style-name="T80">isClass(&lt;v&gt;);</text:span></text:span></text:p>
            <text:p text:style-name="P29"><text:span text:style-name="Source_20_Text"><text:span text:style-name="T17">isGenerator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34"><text:span text:style-name="Source_20_Text"><text:span text:style-name="T17">isAsyncGeneratorFn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29"><text:span text:style-name="Source_20_Text"><text:span text:style-name="T17">isAsync</text:span></text:span><text:span text:style-name="Source_20_Text"><text:span text:style-name="T92">Fn</text:span></text:span><text:span text:style-name="Source_20_Text"><text:span text:style-name="T17">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35"><text:span text:style-name="Source_20_Text"><text:span text:style-name="T17">isArraylike(&lt;value&gt;);</text:span></text:span></text:p>
            <text:p text:style-name="P36"><text:span text:style-name="Source_20_Text"><text:span text:style-name="T17">isTypedArray(&lt;value&gt;);</text:span></text:span></text:p>
            <text:p text:style-name="P36"><text:span text:style-name="Source_20_Text"><text:span text:style-name="T17">isArrayBuffer(&lt;value&gt;);</text:span></text:span></text:p>
            <text:p text:style-name="P30"><text:span text:style-name="Source_20_Text"><text:span text:style-name="T17">isPrimitive(&lt;</text:span></text:span><text:span text:style-name="Source_20_Text"><text:span text:style-name="T93">v</text:span></text:span><text:span text:style-name="Source_20_Text"><text:span text:style-name="T94">alue</text:span></text:span><text:span text:style-name="Source_20_Text"><text:span text:style-name="T17">&gt;);</text:span></text:span></text:p>
            <text:p text:style-name="P30"><text:span text:style-name="Source_20_Text"><text:span text:style-name="T17">isPromise(&lt;</text:span></text:span><text:span text:style-name="Source_20_Text"><text:span text:style-name="T93">v</text:span></text:span><text:span text:style-name="Source_20_Text"><text:span text:style-name="T94">alue</text:span></text:span><text:span text:style-name="Source_20_Text"><text:span text:style-name="T17">&gt;);</text:span></text:span></text:p>
            <text:p text:style-name="P31"><text:span text:style-name="Source_20_Text"><text:span text:style-name="T17">isIterator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31"><text:span text:style-name="Source_20_Text"><text:span text:style-name="T17">isIterable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29"><text:span text:style-name="Source_20_Text"><text:span text:style-name="T17">isEmptyObject(&lt;value&gt;);</text:span></text:span></text:p>
            <text:p text:style-name="P29"><text:span text:style-name="Source_20_Text"><text:span text:style-name="T17">isEmptyArray(&lt;value&gt;);</text:span></text:span></text:p>
            <text:p text:style-name="P29"><text:span text:style-name="Source_20_Text"><text:span text:style-name="T17">isEmptyMap(&lt;</text:span></text:span><text:span text:style-name="Source_20_Text"><text:span text:style-name="T95">v</text:span></text:span><text:span text:style-name="Source_20_Text"><text:span text:style-name="T17">&gt;); </text:span></text:span><text:span text:style-name="Source_20_Text"><text:span text:style-name="T95">+ </text:span></text:span><text:span text:style-name="Source_20_Text"><text:span text:style-name="T17">isEmptySet(&lt;</text:span></text:span><text:span text:style-name="Source_20_Text"><text:span text:style-name="T95">v</text:span></text:span><text:span text:style-name="Source_20_Text"><text:span text:style-name="T17">&gt;);</text:span></text:span></text:p>
            <text:p text:style-name="P29"><text:span text:style-name="Source_20_Text"><text:span text:style-name="T17">isEmptyIterator(&lt;value&gt;);</text:span></text:span></text:p>
            <text:p text:style-name="P18"><text:span text:style-name="Source_20_Text"><text:span text:style-name="T17">isSameObject(&lt;object1&gt;,&lt;object2&gt;);</text:span></text:span></text:p>
            <text:p text:style-name="P18"><text:span text:style-name="Source_20_Text"><text:span text:style-name="T17">isSameArray(&lt;array1&gt;,&lt;array2&gt;);</text:span></text:span></text:p>
            <text:p text:style-name="P18"><text:span text:style-name="Source_20_Text"><text:span text:style-name="T17">isSameMap(&lt;map1&gt;,&lt;map2&gt;);</text:span></text:span></text:p>
            <text:p text:style-name="P37"><text:span text:style-name="Source_20_Text"><text:span text:style-name="T17">isSameSet(&lt;set</text:span></text:span><text:span text:style-name="Source_20_Text"><text:span text:style-name="T96">1</text:span></text:span><text:span text:style-name="Source_20_Text"><text:span text:style-name="T17">&gt;,&lt;set2&gt;);</text:span></text:span></text:p>
            <text:p text:style-name="P37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8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9"><text:span text:style-name="Source_20_Text"><text:span text:style-name="T17">strProper</text:span></text:span><text:span text:style-name="Source_20_Text"><text:span text:style-name="T97">c</text:span></text:span><text:span text:style-name="Source_20_Text"><text:span text:style-name="T17">ase(&lt;</text:span></text:span><text:span text:style-name="Source_20_Text"><text:span text:style-name="T98">str</text:span></text:span><text:span text:style-name="Source_20_Text"><text:span text:style-name="T17">&gt;); </text:span></text:span><text:span text:style-name="Source_20_Text"><text:span text:style-name="T99">s</text:span></text:span><text:span text:style-name="Source_20_Text"><text:span text:style-name="T17">tr</text:span></text:span><text:span text:style-name="Source_20_Text"><text:span text:style-name="T100">T</text:span></text:span><text:span text:style-name="Source_20_Text"><text:span text:style-name="T101">itle</text:span></text:span><text:span text:style-name="Source_20_Text"><text:span text:style-name="T97">c</text:span></text:span><text:span text:style-name="Source_20_Text"><text:span text:style-name="T17">ase(&lt;</text:span></text:span><text:span text:style-name="Source_20_Text"><text:span text:style-name="T98">s</text:span></text:span><text:span text:style-name="Source_20_Text"><text:span text:style-name="T17">&gt;);</text:span></text:span></text:p>
            <text:p text:style-name="P39"><text:span text:style-name="Source_20_Text"><text:span text:style-name="T17">strCapitalize(&lt;</text:span></text:span><text:span text:style-name="Source_20_Text"><text:span text:style-name="T102">s</text:span></text:span><text:span text:style-name="Source_20_Text"><text:span text:style-name="T103">tring</text:span></text:span><text:span text:style-name="Source_20_Text"><text:span text:style-name="T17">&gt;);</text:span></text:span></text:p>
            <text:p text:style-name="P39"><text:span text:style-name="Source_20_Text"><text:span text:style-name="T17">strUpFirst(&lt;</text:span></text:span><text:span text:style-name="Source_20_Text"><text:span text:style-name="T98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8">str</text:span></text:span><text:span text:style-name="Source_20_Text"><text:span text:style-name="T17">&gt;);</text:span></text:span></text:p>
            <text:p text:style-name="P39"><text:span text:style-name="Source_20_Text"><text:span text:style-name="T17">strReverse(&lt;</text:span></text:span><text:span text:style-name="Source_20_Text"><text:span text:style-name="T84">s</text:span></text:span><text:span text:style-name="Source_20_Text"><text:span text:style-name="T17">&gt;); </text:span></text:span><text:span text:style-name="Source_20_Text"><text:span text:style-name="T95">+ </text:span></text:span><text:span text:style-name="Source_20_Text"><text:span text:style-name="T17">strCodePoints(&lt;</text:span></text:span><text:span text:style-name="Source_20_Text"><text:span text:style-name="T95">s</text:span></text:span><text:span text:style-name="Source_20_Text"><text:span text:style-name="T17">&gt;);</text:span></text:span></text:p>
            <text:p text:style-name="P40"><text:span text:style-name="Source_20_Text"><text:span text:style-name="T17">strFromCodePoints(&lt;</text:span></text:span><text:span text:style-name="Source_20_Text"><text:span text:style-name="T104">iterator</text:span></text:span><text:span text:style-name="Source_20_Text"><text:span text:style-name="T17">&gt;);</text:span></text:span></text:p>
            <text:p text:style-name="P40"><text:span text:style-name="Source_20_Text"><text:span text:style-name="T17">strAt(&lt;</text:span></text:span><text:span text:style-name="Source_20_Text"><text:span text:style-name="T105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9"><text:span text:style-name="Source_20_Text"><text:span text:style-name="T17">strSplice(&lt;</text:span></text:span><text:span text:style-name="Source_20_Text"><text:span text:style-name="T105">str</text:span></text:span><text:span text:style-name="Source_20_Text"><text:span text:style-name="T17">&gt;,&lt;index&gt;,&lt;count&gt;[,add</text:span></text:span><text:span text:style-name="Source_20_Text"><text:span text:style-name="T106">]);</text:span></text:span></text:p>
            <text:p text:style-name="P40"><text:span text:style-name="Source_20_Text"><text:span text:style-name="T17">str</text:span></text:span><text:span text:style-name="Source_20_Text"><text:span text:style-name="T107">HTML</text:span></text:span><text:span text:style-name="Source_20_Text"><text:span text:style-name="T17">RemoveTags(&lt;string&gt;);<text:line-break/>strHTMLEscape(&lt;</text:span></text:span><text:span text:style-name="Source_20_Text"><text:span text:style-name="T84">s</text:span></text:span><text:span text:style-name="Source_20_Text"><text:span text:style-name="T17">&gt;); strHTML</text:span></text:span><text:span text:style-name="Source_20_Text"><text:span text:style-name="T108">Un</text:span></text:span><text:span text:style-name="Source_20_Text"><text:span text:style-name="T17">Escape(&lt;</text:span></text:span><text:span text:style-name="Source_20_Text"><text:span text:style-name="T84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2"><text:span text:style-name="Source_20_Text"><text:span text:style-name="T109">Collections </text:span></text:span><text:span text:style-name="Source_20_Text"><text:span text:style-name="T110">API</text:span></text:span></text:p>
          </table:table-cell>
          <table:covered-table-cell/>
          <table:table-cell table:style-name="Table4.C1" office:value-type="string">
            <text:p text:style-name="P43">Polyfills</text:p>
          </table:table-cell>
        </table:table-row>
        <table:table-row>
          <table:table-cell table:style-name="Table4.A2" table:number-rows-spanned="3" office:value-type="string">
            <text:p text:style-name="P44"><text:span text:style-name="Source_20_Text"><text:span text:style-name="T111"/></text:span></text:p>
            <text:p text:style-name="P44"><text:span text:style-name="Source_20_Text"><text:span text:style-name="T111">arrayCreate([length=0]);</text:span></text:span></text:p>
            <text:p text:style-name="P44"><text:span text:style-name="Source_20_Text"><text:span text:style-name="T111"/></text:span></text:p>
            <text:p text:style-name="P44"><text:span text:style-name="Source_20_Text"><text:span text:style-name="T111">arrayDeepClone(&lt;array&gt;);</text:span></text:span></text:p>
            <text:p text:style-name="P44"><text:span text:style-name="Source_20_Text"><text:span text:style-name="T111"/></text:span></text:p>
            <text:p text:style-name="P44"><text:span text:style-name="Source_20_Text"><text:span text:style-name="T111">arrayMerge(&lt;targe</text:span></text:span><text:span text:style-name="Source_20_Text"><text:span text:style-name="T112">t</text:span></text:span><text:span text:style-name="Source_20_Text"><text:span text:style-name="T111">&gt;,&lt;s</text:span></text:span><text:span text:style-name="Source_20_Text"><text:span text:style-name="T113">ou</text:span></text:span><text:span text:style-name="Source_20_Text"><text:span text:style-name="T112">r</text:span></text:span><text:span text:style-name="Source_20_Text"><text:span text:style-name="T111">c</text:span></text:span><text:span text:style-name="Source_20_Text"><text:span text:style-name="T113">e</text:span></text:span><text:span text:style-name="Source_20_Text"><text:span text:style-name="T111">1&gt;[,</text:span></text:span><text:span text:style-name="Source_20_Text"><text:span text:style-name="T112">s</text:span></text:span><text:span text:style-name="Source_20_Text"><text:span text:style-name="T113">ou</text:span></text:span><text:span text:style-name="Source_20_Text"><text:span text:style-name="T112">r</text:span></text:span><text:span text:style-name="Source_20_Text"><text:span text:style-name="T113">ce</text:span></text:span><text:span text:style-name="Source_20_Text"><text:span text:style-name="T111">N]);</text:span></text:span></text:p>
            <text:p text:style-name="P45"><text:span text:style-name="Source_20_Text"><text:span text:style-name="T111"/></text:span></text:p>
            <text:p text:style-name="P45"><text:span text:style-name="Source_20_Text"><text:span text:style-name="T111">arrayUnique(&lt;</text:span></text:span><text:span text:style-name="Source_20_Text"><text:span text:style-name="T114">iterator</text:span></text:span><text:span text:style-name="Source_20_Text"><text:span text:style-name="T111">&gt;);</text:span></text:span></text:p>
            <text:p text:style-name="P45"><text:span text:style-name="Source_20_Text"><text:span text:style-name="T115"/></text:span></text:p>
            <text:p text:style-name="P45"><text:span text:style-name="Source_20_Text"><text:span text:style-name="T115">arrayAdd</text:span></text:span><text:span text:style-name="Source_20_Text"><text:span text:style-name="T111">(&lt;array&gt;,&lt;value&gt;);</text:span></text:span></text:p>
            <text:p text:style-name="P45"><text:span text:style-name="Source_20_Text"><text:span text:style-name="T111">arrayClear(&lt;array&gt;); </text:span></text:span></text:p>
            <text:p text:style-name="P45"><text:span text:style-name="Source_20_Text"><text:span text:style-name="T116"/></text:span></text:p>
            <text:p text:style-name="P45"><text:span text:style-name="Source_20_Text"><text:span text:style-name="T116">arrayRemove(&lt;array&gt;,&lt;value&gt;[,all</text:span></text:span><text:span text:style-name="Source_20_Text"><text:span text:style-name="T117">=false</text:span></text:span><text:span text:style-name="Source_20_Text"><text:span text:style-name="T116">]);</text:span></text:span></text:p>
            <text:p text:style-name="P46"><text:span text:style-name="Source_20_Text"><text:span text:style-name="T116">arrayRemove</text:span></text:span><text:span text:style-name="Source_20_Text"><text:span text:style-name="T118">By</text:span></text:span><text:span text:style-name="Source_20_Text"><text:span text:style-name="T116">(&lt;array&gt;,&lt;</text:span></text:span><text:span text:style-name="Source_20_Text"><text:span text:style-name="T118">callback</text:span></text:span><text:span text:style-name="Source_20_Text"><text:span text:style-name="T116">&gt;[,all</text:span></text:span><text:span text:style-name="Source_20_Text"><text:span text:style-name="T117">=false</text:span></text:span><text:span text:style-name="Source_20_Text"><text:span text:style-name="T116">]);</text:span></text:span></text:p>
            <text:p text:style-name="P47"><text:span text:style-name="Source_20_Text"><text:span text:style-name="T119"/></text:span></text:p>
            <text:p text:style-name="P47"><text:span text:style-name="Source_20_Text"><text:span text:style-name="T119">arrayRange([start=0[,end=</text:span></text:span><text:span text:style-name="Source_20_Text"><text:span text:style-name="T120">99</text:span></text:span><text:span text:style-name="Source_20_Text"><text:span text:style-name="T119">[,step=1]]]);</text:span></text:span></text:p>
            <text:p text:style-name="P48"><text:span text:style-name="Source_20_Text"><text:span text:style-name="T121">iterRange([start=0[,step=1[,end=Infinity]]]);</text:span></text:span></text:p>
            <text:p text:style-name="P48"><text:span text:style-name="Source_20_Text"><text:span text:style-name="T121"/></text:span></text:p>
            <text:p text:style-name="P49"><text:span text:style-name="Source_20_Text"><text:span text:style-name="T9">arrayCycle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8"><text:span text:style-name="Source_20_Text"><text:span text:style-name="T121">iterCycle(&lt;iter&gt;[,n</text:span></text:span><text:span text:style-name="Source_20_Text"><text:span text:style-name="T124">=Infinity</text:span></text:span><text:span text:style-name="Source_20_Text"><text:span text:style-name="T121">]);</text:span></text:span></text:p>
            <text:p text:style-name="P48"><text:span text:style-name="Source_20_Text"><text:span text:style-name="T9"/></text:span></text:p>
            <text:p text:style-name="P50"><text:span text:style-name="Source_20_Text"><text:span text:style-name="T9">arrayRepeat(&lt;value&gt;[,n</text:span></text:span><text:span text:style-name="Source_20_Text"><text:span text:style-name="T125">=100</text:span></text:span><text:span text:style-name="Source_20_Text"><text:span text:style-name="T9">]);</text:span></text:span></text:p>
            <text:p text:style-name="P48"><text:span text:style-name="Source_20_Text"><text:span text:style-name="T9">iterRepeat(&lt;value&gt;[,n</text:span></text:span><text:span text:style-name="Source_20_Text"><text:span text:style-name="T124">=Infinity</text:span></text:span><text:span text:style-name="Source_20_Text"><text:span text:style-name="T9">]);</text:span></text:span></text:p>
            <text:p text:style-name="P48"><text:span text:style-name="Source_20_Text"><text:span text:style-name="T126"/></text:span></text:p>
            <text:p text:style-name="P51"><text:span text:style-name="Source_20_Text"><text:span text:style-name="T121">slice(&lt;</text:span></text:span><text:span text:style-name="Source_20_Text"><text:span text:style-name="T122">iterator</text:span></text:span><text:span text:style-name="Source_20_Text"><text:span text:style-name="T121">&gt;[,begin=0[,end=Infinity]]);</text:span></text:span></text:p>
            <text:p text:style-name="P49"><text:span text:style-name="Source_20_Text"><text:span text:style-name="T121">withOut(&lt;</text:span></text:span><text:span text:style-name="Source_20_Text"><text:span text:style-name="T122">iterator</text:span></text:span><text:span text:style-name="Source_20_Text"><text:span text:style-name="T121">&gt;,&lt;filter</text:span></text:span><text:span text:style-name="Source_20_Text"><text:span text:style-name="T122">Iterator </text:span></text:span><text:span text:style-name="Source_20_Text"><text:span text:style-name="T121">&gt;);</text:span></text:span></text:p>
            <text:p text:style-name="P51"><text:span text:style-name="Source_20_Text"><text:span text:style-name="T9">reduce(&lt;</text:span></text:span><text:span text:style-name="Source_20_Text"><text:span text:style-name="T122">iterator</text:span></text:span><text:span text:style-name="Source_20_Text"><text:span text:style-name="T9">&gt;,&lt;callback&gt;[,initialvalue]);</text:span></text:span></text:p>
            <text:p text:style-name="P51"><text:span text:style-name="Source_20_Text"><text:span text:style-name="T127">count</text:span></text:span><text:span text:style-name="Source_20_Text"><text:span text:style-name="T9">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2"><text:span text:style-name="Source_20_Text"/></text:p>
            <text:p text:style-name="P51"><text:span text:style-name="Source_20_Text"><text:span text:style-name="T9">take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8">=1</text:span></text:span><text:span text:style-name="Source_20_Text"><text:span text:style-name="T9">]);</text:span></text:span></text:p>
            <text:p text:style-name="P51"><text:span text:style-name="Source_20_Text"><text:span text:style-name="T9">take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takeRight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8">=1</text:span></text:span><text:span text:style-name="Source_20_Text"><text:span text:style-name="T9">]);</text:span></text:span></text:p>
            <text:p text:style-name="P51"><text:span text:style-name="Source_20_Text"><text:span text:style-name="T9">takeRight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3"><text:span text:style-name="Source_20_Text"><text:span text:style-name="T9"/></text:span></text:p>
            <text:p text:style-name="P51"><text:span text:style-name="Source_20_Text"><text:span text:style-name="T9">drop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8">=1</text:span></text:span><text:span text:style-name="Source_20_Text"><text:span text:style-name="T9">]);</text:span></text:span><text:span text:style-name="Source_20_Text"><text:span text:style-name="T129"> </text:span></text:span></text:p>
            <text:p text:style-name="P51"><text:span text:style-name="Source_20_Text"><text:span text:style-name="T9">drop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dropRight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8">=1</text:span></text:span><text:span text:style-name="Source_20_Text"><text:span text:style-name="T9">]);</text:span></text:span></text:p>
            <text:p text:style-name="P51"><text:span text:style-name="Source_20_Text"><text:span text:style-name="T9">dropRight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9"><text:span text:style-name="Source_20_Text"><text:span text:style-name="T130">forEach</text:span></text:span><text:span text:style-name="Source_20_Text"><text:span text:style-name="T121">(&lt;</text:span></text:span><text:span text:style-name="Source_20_Text"><text:span text:style-name="T122">iterator</text:span></text:span><text:span text:style-name="Source_20_Text"><text:span text:style-name="T121">&gt;,&lt;callback&gt;);</text:span></text:span></text:p>
            <text:p text:style-name="P54"><text:span text:style-name="Source_20_Text"><text:span text:style-name="T131">map(&lt;</text:span></text:span><text:span text:style-name="Source_20_Text"><text:span text:style-name="T114">iterator</text:span></text:span><text:span text:style-name="Source_20_Text"><text:span text:style-name="T131">&gt;,&lt;callback&gt;);</text:span></text:span></text:p>
            <text:p text:style-name="P51"><text:span text:style-name="Source_20_Text"><text:span text:style-name="T121">enumerate(&lt;</text:span></text:span><text:span text:style-name="Source_20_Text"><text:span text:style-name="T122">iterator</text:span></text:span><text:span text:style-name="Source_20_Text"><text:span text:style-name="T121">&gt;[,offset=0]);</text:span></text:span></text:p>
            <text:p text:style-name="P51"><text:span text:style-name="Source_20_Text"><text:span text:style-name="T132">entries</text:span></text:span><text:span text:style-name="Source_20_Text"><text:span text:style-name="T121">(&lt;</text:span></text:span><text:span text:style-name="Source_20_Text"><text:span text:style-name="T122">iterator</text:span></text:span><text:span text:style-name="Source_20_Text"><text:span text:style-name="T121">&gt;[,offset=0]);</text:span></text:span></text:p>
            <text:p text:style-name="P51"><text:span text:style-name="Source_20_Text"><text:span text:style-name="T9">size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2"><text:span text:style-name="Source_20_Text"/></text:p>
            <text:p text:style-name="P51"><text:span text:style-name="Source_20_Text"><text:span text:style-name="T9">every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3">callback</text:span></text:span><text:span text:style-name="Source_20_Text"><text:span text:style-name="T9">&gt;);</text:span></text:span></text:p>
            <text:p text:style-name="P51"><text:span text:style-name="Source_20_Text"><text:span text:style-name="T9">some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3">callback</text:span></text:span><text:span text:style-name="Source_20_Text"><text:span text:style-name="T9">&gt;);</text:span></text:span><text:span text:style-name="Source_20_Text"><text:span text:style-name="T134"> </text:span></text:span></text:p>
            <text:p text:style-name="P51"><text:span text:style-name="Source_20_Text"><text:span text:style-name="T121">none(&lt;</text:span></text:span><text:span text:style-name="Source_20_Text"><text:span text:style-name="T122">iterator</text:span></text:span><text:span text:style-name="Source_20_Text"><text:span text:style-name="T121">&gt;,&lt;</text:span></text:span><text:span text:style-name="Source_20_Text"><text:span text:style-name="T133">callback</text:span></text:span><text:span text:style-name="Source_20_Text"><text:span text:style-name="T121">&gt;);</text:span></text:span></text:p>
            <text:p text:style-name="P52"><text:span text:style-name="Source_20_Text"/></text:p>
            <text:p text:style-name="P51"><text:span text:style-name="Source_20_Text"><text:span text:style-name="T9">includes(&lt;</text:span></text:span><text:span text:style-name="Source_20_Text"><text:span text:style-name="T122">iterator</text:span></text:span><text:span text:style-name="Source_20_Text"><text:span text:style-name="T9">&gt;,&lt;value&gt;);</text:span></text:span></text:p>
            <text:p text:style-name="P51"><text:span text:style-name="Source_20_Text"><text:span text:style-name="T135">contains</text:span></text:span><text:span text:style-name="Source_20_Text"><text:span text:style-name="T9">(&lt;</text:span></text:span><text:span text:style-name="Source_20_Text"><text:span text:style-name="T122">iterator</text:span></text:span><text:span text:style-name="Source_20_Text"><text:span text:style-name="T9">&gt;,&lt;value&gt;);</text:span></text:span></text:p>
            <text:p text:style-name="P51"><text:span text:style-name="Source_20_Text"><text:span text:style-name="T9">find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3">callback</text:span></text:span><text:span text:style-name="Source_20_Text"><text:span text:style-name="T9">&gt;);</text:span></text:span></text:p>
            <text:p text:style-name="P51"><text:span text:style-name="Source_20_Text"><text:span text:style-name="T9">findLast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filter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3">callback</text:span></text:span><text:span text:style-name="Source_20_Text"><text:span text:style-name="T9">&gt;);</text:span></text:span></text:p>
            <text:p text:style-name="P51"><text:span text:style-name="Source_20_Text"><text:span text:style-name="T136">reject(&lt;</text:span></text:span><text:span text:style-name="Source_20_Text"><text:span text:style-name="T122">iterator</text:span></text:span><text:span text:style-name="Source_20_Text"><text:span text:style-name="T136">&gt;,&lt;</text:span></text:span><text:span text:style-name="Source_20_Text"><text:span text:style-name="T133">callback</text:span></text:span><text:span text:style-name="Source_20_Text"><text:span text:style-name="T136">&gt;);</text:span></text:span></text:p>
            <text:p text:style-name="P49"><text:span text:style-name="Source_20_Text"><text:span text:style-name="T137">p</text:span></text:span><text:span text:style-name="Source_20_Text"><text:span text:style-name="T138">artition(&lt;</text:span></text:span><text:span text:style-name="Source_20_Text"><text:span text:style-name="T139">iterator</text:span></text:span><text:span text:style-name="Source_20_Text"><text:span text:style-name="T138">&gt;,&lt;</text:span></text:span><text:span text:style-name="Source_20_Text"><text:span text:style-name="T140">c</text:span></text:span><text:span text:style-name="Source_20_Text"><text:span text:style-name="T141">all</text:span></text:span><text:span text:style-name="Source_20_Text"><text:span text:style-name="T140">b</text:span></text:span><text:span text:style-name="Source_20_Text"><text:span text:style-name="T141">ack</text:span></text:span><text:span text:style-name="Source_20_Text"><text:span text:style-name="T138">&gt;);</text:span></text:span></text:p>
            <text:p text:style-name="P55"><text:span text:style-name="Source_20_Text"><text:span text:style-name="T142"/></text:span></text:p>
            <text:p text:style-name="P49"><text:span text:style-name="Source_20_Text"><text:span text:style-name="T9">zip(&lt;</text:span></text:span><text:span text:style-name="Source_20_Text"><text:span text:style-name="T122">iterator1</text:span></text:span><text:span text:style-name="Source_20_Text"><text:span text:style-name="T9">&gt;[,</text:span></text:span><text:span text:style-name="Source_20_Text"><text:span text:style-name="T122">iteratorN</text:span></text:span><text:span text:style-name="Source_20_Text"><text:span text:style-name="T9">]);</text:span></text:span></text:p>
            <text:p text:style-name="P56"><text:span text:style-name="Source_20_Text"><text:span text:style-name="T143">unzip(&lt;</text:span></text:span><text:span text:style-name="Source_20_Text"><text:span text:style-name="T139">iterator</text:span></text:span><text:span text:style-name="Source_20_Text"><text:span text:style-name="T143">&gt;);</text:span></text:span></text:p>
            <text:p text:style-name="P56"><text:span text:style-name="Source_20_Text"><text:span text:style-name="T143">zipObj(&lt;</text:span></text:span><text:span text:style-name="Source_20_Text"><text:span text:style-name="T139">iterator1</text:span></text:span><text:span text:style-name="Source_20_Text"><text:span text:style-name="T143">&gt;,&lt;</text:span></text:span><text:span text:style-name="Source_20_Text"><text:span text:style-name="T139">iterator2</text:span></text:span><text:span text:style-name="Source_20_Text"><text:span text:style-name="T143">&gt;);</text:span></text:span></text:p>
            <text:p text:style-name="P51"><text:span text:style-name="Source_20_Text"><text:span text:style-name="T144">shuffle(&lt;</text:span></text:span><text:span text:style-name="Source_20_Text"><text:span text:style-name="T122">iterator</text:span></text:span><text:span text:style-name="Source_20_Text"><text:span text:style-name="T144">&gt;);</text:span></text:span></text:p>
            <text:p text:style-name="P57"><text:span text:style-name="Source_20_Text"><text:span text:style-name="T111">min(&lt;</text:span></text:span><text:span text:style-name="Source_20_Text"><text:span text:style-name="T145">value1&gt;[,valueN]</text:span></text:span><text:span text:style-name="Source_20_Text"><text:span text:style-name="T111">);</text:span></text:span></text:p>
            <text:p text:style-name="P58"><text:span text:style-name="Source_20_Text"><text:span text:style-name="T146">max(&lt;</text:span></text:span><text:span text:style-name="Source_20_Text"><text:span text:style-name="T145">value1&gt;[,valueN]</text:span></text:span><text:span text:style-name="Source_20_Text"><text:span text:style-name="T146">);</text:span></text:span></text:p>
            <text:p text:style-name="P51"><text:span text:style-name="Source_20_Text"><text:span text:style-name="T147">sort(&lt;</text:span></text:span><text:span text:style-name="Source_20_Text"><text:span text:style-name="T122">iterator</text:span></text:span><text:span text:style-name="Source_20_Text"><text:span text:style-name="T147">&gt;</text:span></text:span><text:span text:style-name="Source_20_Text"><text:span text:style-name="T148">[</text:span></text:span><text:span text:style-name="Source_20_Text"><text:span text:style-name="T147">,number</text:span></text:span><text:span text:style-name="Source_20_Text"><text:span text:style-name="T149">s=false</text:span></text:span><text:span text:style-name="Source_20_Text"><text:span text:style-name="T148">]</text:span></text:span><text:span text:style-name="Source_20_Text"><text:span text:style-name="T147">);</text:span></text:span></text:p>
            <text:p text:style-name="P51"><text:span text:style-name="Source_20_Text"><text:span text:style-name="T144">reverse(&lt;</text:span></text:span><text:span text:style-name="Source_20_Text"><text:span text:style-name="T122">iterator</text:span></text:span><text:span text:style-name="Source_20_Text"><text:span text:style-name="T150">&gt;</text:span></text:span><text:span text:style-name="Source_20_Text"><text:span text:style-name="T144">);</text:span></text:span></text:p>
            <text:p text:style-name="P23"><text:span text:style-name="Source_20_Text"><text:span text:style-name="T9"/></text:span></text:p>
            <text:p text:style-name="P49"><text:span text:style-name="Source_20_Text"><text:span text:style-name="T9">item(&lt;</text:span></text:span><text:span text:style-name="Source_20_Text"><text:span text:style-name="T122">iterator</text:span></text:span><text:span text:style-name="Source_20_Text"><text:span text:style-name="T9">&gt;,&lt;index&gt;);</text:span></text:span></text:p>
            <text:p text:style-name="P49"><text:span text:style-name="Source_20_Text"><text:span text:style-name="T151">nth(&lt;</text:span></text:span><text:span text:style-name="Source_20_Text"><text:span text:style-name="T122">iterator</text:span></text:span><text:span text:style-name="Source_20_Text"><text:span text:style-name="T151">&gt;,&lt;index&gt;);</text:span></text:span></text:p>
            <text:p text:style-name="P51"><text:span text:style-name="Source_20_Text"><text:span text:style-name="T9">first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1"><text:span text:style-name="Source_20_Text"><text:span text:style-name="T152">head(&lt;</text:span></text:span><text:span text:style-name="Source_20_Text"><text:span text:style-name="T139">iterator</text:span></text:span><text:span text:style-name="Source_20_Text"><text:span text:style-name="T152">&gt;);</text:span></text:span></text:p>
            <text:p text:style-name="P59"><text:span text:style-name="Source_20_Text"><text:span text:style-name="T111">last(&lt;</text:span></text:span><text:span text:style-name="Source_20_Text"><text:span text:style-name="T114">iterator</text:span></text:span><text:span text:style-name="Source_20_Text"><text:span text:style-name="T111">&gt;);</text:span></text:span></text:p>
            <text:p text:style-name="P60">initial(&lt;<text:span text:style-name="Source_20_Text"><text:span text:style-name="T153">iterator</text:span></text:span>&gt;);</text:p>
            <text:p text:style-name="P51"><text:span text:style-name="Source_20_Text"><text:span text:style-name="T9">tail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154">flat(&lt;</text:span></text:span><text:span text:style-name="Source_20_Text"><text:span text:style-name="T122">iterator</text:span></text:span><text:span text:style-name="Source_20_Text"><text:span text:style-name="T154">&gt;);</text:span></text:span></text:p>
            <text:p text:style-name="P51"><text:span text:style-name="Source_20_Text"><text:span text:style-name="T9">concat(&lt;</text:span></text:span><text:span text:style-name="Source_20_Text"><text:span text:style-name="T122">iterator1</text:span></text:span><text:span text:style-name="Source_20_Text"><text:span text:style-name="T9">&gt;[,</text:span></text:span><text:span text:style-name="Source_20_Text"><text:span text:style-name="T122">iteratorN</text:span></text:span><text:span text:style-name="Source_20_Text"><text:span text:style-name="T9">]);</text:span></text:span></text:p>
            <text:p text:style-name="P51"><text:span text:style-name="Source_20_Text"><text:span text:style-name="T121">join(&lt;</text:span></text:span><text:span text:style-name="Source_20_Text"><text:span text:style-name="T122">iterator</text:span></text:span><text:span text:style-name="Source_20_Text"><text:span text:style-name="T121">&gt;[,separator</text:span></text:span><text:span text:style-name="Source_20_Text"><text:span text:style-name="T155">=","</text:span></text:span><text:span text:style-name="Source_20_Text"><text:span text:style-name="T121">]);</text:span></text:span></text:p>
          </table:table-cell>
          <table:table-cell table:style-name="Table4.C2" office:value-type="string">
            <text:p text:style-name="P61"><text:span text:style-name="Source_20_Text"><text:span text:style-name="T111"/></text:span></text:p>
            <text:p text:style-name="P62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11">Array.fromAsync(); </text:span></text:span></text:a></text:p>
            <text:p text:style-name="P62"><text:span text:style-name="Source_20_Text"><text:span text:style-name="T11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6">Array.prototype.toRevers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11">Array.prototype.toSort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11">Array.prototype.toSplic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11">Array.prototype.with()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API/Crypto/randomUUID" text:style-name="Internet_20_link" text:visited-style-name="Visited_20_Internet_20_Link"><text:span text:style-name="Source_20_Text"><text:span text:style-name="T111">crypto.randomUUID();</text:span></text:span></text:a></text:p>
            <text:p text:style-name="P63"><text:span text:style-name="Source_20_Text"><text:span text:style-name="T111"/></text:span></text:p>
            <text:p text:style-name="P6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7">Error.isError()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11">globalThis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11">Map.groupBy();</text:span></text:span></text:a></text:p>
            <text:p text:style-name="P65"><text:span text:style-name="Source_20_Text"><text:span text:style-name="T111"/></text:span></text:p>
            <text:p text:style-name="P6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11">Math.sumPrecise();</text:span></text:span></text:a></text:p>
            <text:p text:style-name="P65"><text:span text:style-name="Source_20_Text"><text:span text:style-name="T111"/></text:span></text:p>
            <text:p text:style-name="P63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8">Object.groupBy();</text:span></text:span></text:a></text:p>
            <text:p text:style-name="P63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11">Object</text:span></text:span><text:span text:style-name="Source_20_Text"><text:span text:style-name="T159">.</text:span></text:span><text:span text:style-name="Source_20_Text"><text:span text:style-name="T160">hasOwn();</text:span></text:span></text:a></text:p>
            <text:p text:style-name="P63"><text:span text:style-name="Source_20_Text"><text:span text:style-name="T111"/></text:span></text:p>
            <text:p text:style-name="P66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61">TypedArray.prototype.toReversed();</text:span></text:span></text:a><text:span text:style-name="T9"/></text:p>
            <text:p text:style-name="P66"><text:span text:style-name="Source_20_Text"><text:span text:style-name="T161"/></text:span></text:p>
            <text:p text:style-name="P66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61">TypedArray.prototype.toSorted();</text:span></text:span></text:a><text:span text:style-name="T9"/></text:p>
            <text:p text:style-name="P66"><text:span text:style-name="Source_20_Text"><text:span text:style-name="T161"/></text:span></text:p>
            <text:p text:style-name="P66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61">TypedArray.prototype.with();</text:span></text:span></text:a></text:p>
            <text:p text:style-name="P66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7"><text:span text:style-name="T162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8"><text:span text:style-name="Source_20_Text"><text:span text:style-name="T111"/></text:span></text:p>
            <text:p text:style-name="P68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11">BigInt.prototype.toJSON();</text:span></text:span></text:a></text:p>
            <text:p text:style-name="P69"><text:span text:style-name="Source_20_Text"><text:span text:style-name="T163"/></text:span></text:p>
            <text:p text:style-name="P69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4">window.</text:span></text:span><text:span text:style-name="Source_20_Text"><text:span text:style-name="T163">A</text:span></text:span><text:span text:style-name="Source_20_Text"><text:span text:style-name="T111">syncFunction</text:span></text:span><text:span text:style-name="Source_20_Text"><text:span text:style-name="T163">();</text:span></text:span></text:a></text:p>
            <text:p text:style-name="P69"><text:span text:style-name="Source_20_Text"><text:span text:style-name="T111"/></text:span></text:p>
            <text:p text:style-name="P69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4">window.</text:span></text:span><text:span text:style-name="Source_20_Text"><text:span text:style-name="T111">GeneratorFunction();</text:span></text:span></text:a></text:p>
            <text:p text:style-name="P69"><text:span text:style-name="Source_20_Text"><text:span text:style-name="T111"/></text:span></text:p>
          </table:table-cell>
        </table:table-row>
      </table:table>
      <text:p text:style-name="P7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1">Math <text:span text:style-name="T13">API</text:span></text:p>
          </table:table-cell>
          <table:covered-table-cell/>
          <table:table-cell table:style-name="Table2.C1" office:value-type="string">
            <text:p text:style-name="P72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3"/>
            <text:p text:style-name="P73">sum(&lt;value1&gt;[,valueN]);</text:p>
            <text:p text:style-name="P73">avg(&lt;value1&gt;[,valueN]);</text:p>
            <text:p text:style-name="P73">product(&lt;value1&gt;[,valueN]);</text:p>
            <text:p text:style-name="P73"/>
            <text:p text:style-name="P73">clamp(&lt;value&gt;,&lt;min&gt;,&lt;max&gt;);</text:p>
            <text:p text:style-name="P74"><text:span text:style-name="T165">minmax</text:span>(&lt;value&gt;,&lt;min&gt;,&lt;max&gt;);</text:p>
            <text:p text:style-name="P73"/>
            <text:p text:style-name="P75">isEven(&lt;value&gt;);</text:p>
            <text:p text:style-name="P75">isOdd(&lt;val<text:span text:style-name="T166">ue</text:span>&gt;);</text:p>
            <text:p text:style-name="P75"/>
            <text:p text:style-name="P76"><text:span text:style-name="Source_20_Text"><text:span text:style-name="T17">randomInt([max]);</text:span></text:span></text:p>
            <text:p text:style-name="P77"><text:span text:style-name="Source_20_Text"><text:span text:style-name="T17">randomInt(&lt;min&gt;,&lt;max&gt;);</text:span></text:span></text:p>
            <text:p text:style-name="P77"><text:span text:style-name="Source_20_Text"><text:span text:style-name="T17"/></text:span></text:p>
            <text:p text:style-name="P76"><text:span text:style-name="Source_20_Text"><text:span text:style-name="T167">randomFloat([max]);</text:span></text:span></text:p>
            <text:p text:style-name="P77"><text:span text:style-name="Source_20_Text"><text:span text:style-name="T167">randomFloat(&lt;min&gt;,&lt;max&gt;);</text:span></text:span></text:p>
            <text:p text:style-name="P76"><text:span text:style-name="Source_20_Text"/></text:p>
            <text:p text:style-name="P76"><text:span text:style-name="Source_20_Text"><text:span text:style-name="T17">inRange(&lt;value&gt;,&lt;min&gt;,&lt;max&gt;);</text:span></text:span></text:p>
            <text:p text:style-name="P76"><text:span text:style-name="Source_20_Text"><text:span text:style-name="T168">signbit(&lt;value&gt;);</text:span></text:span></text:p>
          </table:table-cell>
          <table:table-cell table:style-name="Table2.B2" office:value-type="string">
            <text:p text:style-name="P78"><text:span text:style-name="T169">t</text:span><text:span text:style-name="T170">oInt8(&lt;value&gt;);</text:span></text:p>
            <text:p text:style-name="P79">toInt16(&lt;value&gt;);</text:p>
            <text:p text:style-name="P79">toInt32(&lt;value&gt;);</text:p>
            <text:p text:style-name="P80">toUInt8(&lt;value&gt;);</text:p>
            <text:p text:style-name="P80">toUInt<text:span text:style-name="T171">1</text:span>6(&lt;value&gt;);</text:p>
            <text:p text:style-name="P80">toUInt32(&lt;value&gt;;</text:p>
            <text:p text:style-name="P79">toBigInt64(&lt;value&gt;);</text:p>
            <text:p text:style-name="P79">toBigUInt64(&lt;value&gt;);</text:p>
            <text:p text:style-name="P81">toFloat<text:span text:style-name="T172">16</text:span>(&lt;value&gt;);</text:p>
            <text:p text:style-name="P82">toFloat32(&lt;value&gt;);</text:p>
            <text:p text:style-name="P82"/>
            <text:p text:style-name="P83">isInt8(&lt;value&gt;);</text:p>
            <text:p text:style-name="P83">isInt16(&lt;value&gt;);</text:p>
            <text:p text:style-name="P83">isInt32(&lt;value&gt;);</text:p>
            <text:p text:style-name="P84">isUInt8(&lt;value&gt;);</text:p>
            <text:p text:style-name="P84">isUInt16(&lt;value&gt;);</text:p>
            <text:p text:style-name="P84">isUInt32(&lt;value&gt;);</text:p>
            <text:p text:style-name="P83">isBigInt64(&lt;value&gt;);</text:p>
            <text:p text:style-name="P85"><text:span text:style-name="T173">i</text:span><text:span text:style-name="T172">s</text:span>BigUInt64(&lt;value&gt;);</text:p>
            <text:p text:style-name="P86"><text:span text:style-name="T172">is</text:span><text:span text:style-name="T171">Float</text:span><text:span text:style-name="T174">16</text:span><text:span text:style-name="T171">(&lt;value&gt;);</text:span></text:p>
          </table:table-cell>
          <table:table-cell table:style-name="Table2.C2" office:value-type="string">
            <text:p text:style-name="P87"><text:span text:style-name="Source_20_Text"><text:span text:style-name="T175">createDataProperty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0">val</text:span></text:span><text:span text:style-name="Source_20_Text"><text:span text:style-name="T181">ue</text:span></text:span><text:span text:style-name="Source_20_Text"><text:span text:style-name="T175">&gt;);</text:span></text:span></text:p>
            <text:p text:style-name="P87"><text:span text:style-name="Source_20_Text"><text:span text:style-name="T182">c</text:span></text:span><text:span text:style-name="Source_20_Text"><text:span text:style-name="T175">reateDataPropertyOrThrow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3">val</text:span></text:span><text:span text:style-name="Source_20_Text"><text:span text:style-name="T184">ue</text:span></text:span><text:span text:style-name="Source_20_Text"><text:span text:style-name="T175">&gt;);</text:span></text:span></text:p>
            <text:p text:style-name="P87"><text:span text:style-name="Source_20_Text"><text:span text:style-name="T175">createMethodProperty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0">val</text:span></text:span><text:span text:style-name="Source_20_Text"><text:span text:style-name="T181">ue</text:span></text:span><text:span text:style-name="Source_20_Text"><text:span text:style-name="T175">&gt;);</text:span></text:span></text:p>
            <text:p text:style-name="P87"><text:span text:style-name="Source_20_Text"><text:span text:style-name="T175">createMethodPropertyOrThrow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5">val</text:span></text:span><text:span text:style-name="Source_20_Text"><text:span text:style-name="T184">ue</text:span></text:span><text:span text:style-name="Source_20_Text"><text:span text:style-name="T175">&gt;);</text:span></text:span></text:p>
            <text:p text:style-name="P87"><text:span text:style-name="Source_20_Text"><text:span text:style-name="T175">createPolyfillMethod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0">val</text:span></text:span><text:span text:style-name="Source_20_Text"><text:span text:style-name="T181">ue</text:span></text:span><text:span text:style-name="Source_20_Text"><text:span text:style-name="T175">&gt;);</text:span></text:span></text:p>
            <text:p text:style-name="P87"><text:span text:style-name="Source_20_Text"><text:span text:style-name="T175">createPolyfillProperty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6">val</text:span></text:span><text:span text:style-name="Source_20_Text"><text:span text:style-name="T184">ue</text:span></text:span><text:span text:style-name="Source_20_Text"><text:span text:style-name="T175">&gt;);</text:span></text:span></text:p>
            <text:p text:style-name="P87"><text:span text:style-name="Source_20_Text"><text:span text:style-name="T175">deleteOwnProperty(&lt;object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[,Throw=false]);</text:span></text:span></text:p>
            <text:p text:style-name="P88"><text:span text:style-name="Source_20_Text"><text:span text:style-name="T175">getIn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); </text:span></text:span><text:span text:style-name="Source_20_Text"><text:span text:style-name="T187">+ </text:span></text:span><text:span text:style-name="Source_20_Text"><text:span text:style-name="T175">getInV(&lt;</text:span></text:span><text:span text:style-name="Source_20_Text"><text:span text:style-name="T188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);</text:span></text:span></text:p>
            <text:p text:style-name="P89"><text:span text:style-name="Source_20_Text"><text:span text:style-name="T175">hasIn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);</text:span></text:span></text:p>
            <text:p text:style-name="P89"><text:span text:style-name="Source_20_Text"><text:span text:style-name="T175">setIn(&lt;</text:span></text:span><text:span text:style-name="Source_20_Text"><text:span text:style-name="T179">o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78">v</text:span></text:span><text:span text:style-name="Source_20_Text"><text:span text:style-name="T179">alue</text:span></text:span><text:span text:style-name="Source_20_Text"><text:span text:style-name="T175">&gt;);</text:span></text:span></text:p>
            <text:p text:style-name="P90"><text:span text:style-name="Source_20_Text"><text:span text:style-name="T175">isSameValue(&lt;</text:span></text:span><text:span text:style-name="Source_20_Text"><text:span text:style-name="T189">v</text:span></text:span><text:span text:style-name="Source_20_Text"><text:span text:style-name="T181">alue</text:span></text:span><text:span text:style-name="Source_20_Text"><text:span text:style-name="T189">1</text:span></text:span><text:span text:style-name="Source_20_Text"><text:span text:style-name="T175">&gt;,&lt;</text:span></text:span><text:span text:style-name="Source_20_Text"><text:span text:style-name="T189">v</text:span></text:span><text:span text:style-name="Source_20_Text"><text:span text:style-name="T181">alue</text:span></text:span><text:span text:style-name="Source_20_Text"><text:span text:style-name="T189">2</text:span></text:span><text:span text:style-name="Source_20_Text"><text:span text:style-name="T175">&gt;);</text:span></text:span></text:p>
            <text:p text:style-name="P90"><text:span text:style-name="Source_20_Text"><text:span text:style-name="T180">isSameValueNonNumber(&lt;</text:span></text:span><text:span text:style-name="Source_20_Text"><text:span text:style-name="T179">val</text:span></text:span><text:span text:style-name="Source_20_Text"><text:span text:style-name="T190">ue</text:span></text:span><text:span text:style-name="Source_20_Text"><text:span text:style-name="T179">1</text:span></text:span><text:span text:style-name="Source_20_Text"><text:span text:style-name="T180">&gt;,&lt;</text:span></text:span><text:span text:style-name="Source_20_Text"><text:span text:style-name="T179">val</text:span></text:span><text:span text:style-name="Source_20_Text"><text:span text:style-name="T190">ue</text:span></text:span><text:span text:style-name="Source_20_Text"><text:span text:style-name="T179">2</text:span></text:span><text:span text:style-name="Source_20_Text"><text:span text:style-name="T180">&gt;);</text:span></text:span></text:p>
            <text:p text:style-name="P91"><text:span text:style-name="Source_20_Text"><text:span text:style-name="T175">isSameValueZero(&lt;</text:span></text:span><text:span text:style-name="Source_20_Text"><text:span text:style-name="T179">value1</text:span></text:span><text:span text:style-name="Source_20_Text"><text:span text:style-name="T175">&gt;,&lt;</text:span></text:span><text:span text:style-name="Source_20_Text"><text:span text:style-name="T179">value2</text:span></text:span><text:span text:style-name="Source_20_Text"><text:span text:style-name="T175">&gt;);</text:span></text:span></text:p>
            <text:p text:style-name="P92"><text:span text:style-name="Source_20_Text"><text:span text:style-name="T191">toArray(</text:span></text:span><text:span text:style-name="Source_20_Text"><text:span text:style-name="T192">val</text:span></text:span><text:span text:style-name="Source_20_Text"><text:span text:style-name="T187">ue</text:span></text:span><text:span text:style-name="Source_20_Text"><text:span text:style-name="T191">);</text:span></text:span><text:span text:style-name="Source_20_Text"><text:span text:style-name="T193"> </text:span></text:span><text:span text:style-name="Source_20_Text"><text:span text:style-name="T194">and</text:span></text:span><text:span text:style-name="Source_20_Text"><text:span text:style-name="T195"> </text:span></text:span><text:span text:style-name="Source_20_Text"><text:span text:style-name="T175">toObject(&lt;</text:span></text:span><text:span text:style-name="Source_20_Text"><text:span text:style-name="T196">val</text:span></text:span><text:span text:style-name="Source_20_Text"><text:span text:style-name="T197">ue</text:span></text:span><text:span text:style-name="Source_20_Text"><text:span text:style-name="T175">&gt;);</text:span></text:span></text:p>
            <text:p text:style-name="P93"><text:span text:style-name="Source_20_Text"><text:span text:style-name="T180">toInteger(&lt;val</text:span></text:span><text:span text:style-name="Source_20_Text"><text:span text:style-name="T181">ue</text:span></text:span><text:span text:style-name="Source_20_Text"><text:span text:style-name="T180">&gt;);</text:span></text:span><text:span text:style-name="Source_20_Text"><text:span text:style-name="T198"> </text:span></text:span><text:span text:style-name="Source_20_Text"><text:span text:style-name="T199">and </text:span></text:span><text:span text:style-name="Source_20_Text"><text:span text:style-name="T200">toIntegerOrInfinity(&lt;value&gt;);</text:span></text:span></text:p>
            <text:p text:style-name="P93"><text:span text:style-name="Source_20_Text"><text:span text:style-name="T201">to</text:span></text:span><text:span text:style-name="Source_20_Text"><text:span text:style-name="T202">Index(&lt;v</text:span></text:span><text:span text:style-name="Source_20_Text"><text:span text:style-name="T181">alue</text:span></text:span><text:span text:style-name="Source_20_Text"><text:span text:style-name="T202">&gt;);</text:span></text:span><text:span text:style-name="Source_20_Text"><text:span text:style-name="T203"> </text:span></text:span><text:span text:style-name="Source_20_Text"><text:span text:style-name="T204">and </text:span></text:span><text:span text:style-name="Source_20_Text"><text:span text:style-name="T205">isIndex(&lt;</text:span></text:span><text:span text:style-name="Source_20_Text"><text:span text:style-name="T206">val</text:span></text:span><text:span text:style-name="Source_20_Text"><text:span text:style-name="T207">ue</text:span></text:span><text:span text:style-name="Source_20_Text"><text:span text:style-name="T205">&gt;);</text:span></text:span></text:p>
            <text:p text:style-name="P94"><text:span text:style-name="Source_20_Text"><text:span text:style-name="T208">toLength(&lt;value&gt;);</text:span></text:span><text:span text:style-name="Source_20_Text"><text:span text:style-name="T204"> </text:span></text:span><text:span text:style-name="Source_20_Text"><text:span text:style-name="T209">and </text:span></text:span><text:span text:style-name="Source_20_Text"><text:span text:style-name="T206">isLength</text:span></text:span><text:span text:style-name="Source_20_Text"><text:span text:style-name="T205">(&lt;</text:span></text:span><text:span text:style-name="Source_20_Text"><text:span text:style-name="T206">va</text:span></text:span><text:span text:style-name="Source_20_Text"><text:span text:style-name="T207">lue</text:span></text:span><text:span text:style-name="Source_20_Text"><text:span text:style-name="T205">&gt;);</text:span></text:span></text:p>
            <text:p text:style-name="P92"><text:span text:style-name="Source_20_Text"><text:span text:style-name="T192">toPrimitive</text:span></text:span><text:span text:style-name="Source_20_Text"><text:span text:style-name="T210">Value</text:span></text:span><text:span text:style-name="Source_20_Text"><text:span text:style-name="T192">(&lt;val</text:span></text:span><text:span text:style-name="Source_20_Text"><text:span text:style-name="T187">ue</text:span></text:span><text:span text:style-name="Source_20_Text"><text:span text:style-name="T192">&gt;); </text:span></text:span><text:span text:style-name="Source_20_Text"><text:span text:style-name="T194">and</text:span></text:span><text:span text:style-name="Source_20_Text"><text:span text:style-name="T187"> </text:span></text:span><text:span text:style-name="Source_20_Text"><text:span text:style-name="T192">toPrimitive</text:span></text:span><text:span text:style-name="Source_20_Text"><text:span text:style-name="T210">Value</text:span></text:span><text:span text:style-name="Source_20_Text"><text:span text:style-name="T192">(&lt;val</text:span></text:span><text:span text:style-name="Source_20_Text"><text:span text:style-name="T187">ue</text:span></text:span><text:span text:style-name="Source_20_Text"><text:span text:style-name="T192">&gt;);</text:span></text:span></text:p>
            <text:p text:style-name="P92"><text:span text:style-name="Source_20_Text"><text:span text:style-name="T211">toPropertyKey(&lt;</text:span></text:span><text:span text:style-name="Source_20_Text"><text:span text:style-name="T187">value</text:span></text:span><text:span text:style-name="Source_20_Text"><text:span text:style-name="T211">&gt;);</text:span></text:span><text:span text:style-name="Source_20_Text"><text:span text:style-name="T204"> </text:span></text:span><text:span text:style-name="Source_20_Text"><text:span text:style-name="T194">and</text:span></text:span><text:span text:style-name="Source_20_Text"><text:span text:style-name="T209"> </text:span></text:span><text:span text:style-name="Source_20_Text"><text:span text:style-name="T211">isPropertyKey(&lt;</text:span></text:span><text:span text:style-name="Source_20_Text"><text:span text:style-name="T212">val</text:span></text:span><text:span text:style-name="Source_20_Text"><text:span text:style-name="T187">ue</text:span></text:span><text:span text:style-name="Source_20_Text"><text:span text:style-name="T211">&gt;);</text:span></text:span></text:p>
            <text:p text:style-name="P92"><text:span text:style-name="Source_20_Text"><text:span text:style-name="T187">ty</text:span></text:span><text:span text:style-name="Source_20_Text"><text:span text:style-name="T213">pe(&lt;</text:span></text:span><text:span text:style-name="Source_20_Text"><text:span text:style-name="T187">value</text:span></text:span><text:span text:style-name="Source_20_Text"><text:span text:style-name="T213">&gt;);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5"><text:span text:style-name="Source_20_Text"><text:span text:style-name="T214">Cookie </text:span></text:span><text:span text:style-name="Source_20_Text"><text:span text:style-name="T215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6"><text:span text:style-name="Source_20_Text"><text:span text:style-name="T17">getCookie([name]);</text:span></text:span></text:p>
            <text:p text:style-name="P96"><text:span text:style-name="Source_20_Text"><text:span text:style-name="T17">hasCookie(&lt;name&gt;);</text:span></text:span></text:p>
            <text:p text:style-name="P97"><text:span text:style-name="Source_20_Text"><text:span text:style-name="T17">setCookie</text:span></text:span><text:span text:style-name="Source_20_Text"><text:span text:style-name="T216">(&lt;Options obj</text:span></text:span><text:span text:style-name="Source_20_Text"><text:span text:style-name="T217">ect</text:span></text:span><text:span text:style-name="Source_20_Text"><text:span text:style-name="T216">&gt;);</text:span></text:span><text:span text:style-name="Source_20_Text"><text:span text:style-name="T17"> setCookie(&lt;name&gt;,&lt;value&gt;[,hours</text:span></text:span><text:span text:style-name="Source_20_Text"><text:span text:style-name="T216">=8760</text:span></text:span><text:span text:style-name="Source_20_Text"><text:span text:style-name="T17">[,path</text:span></text:span><text:span text:style-name="Source_20_Text"><text:span text:style-name="T216">="/"</text:span></text:span><text:span text:style-name="Source_20_Text"><text:span text:style-name="T17">[,domain[,secure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7">[,HttpOnly]]]]]]);</text:span></text:span></text:p>
            <text:p text:style-name="P97"><text:span text:style-name="Source_20_Text"><text:span text:style-name="T17">removeCookie</text:span></text:span><text:span text:style-name="Source_20_Text"><text:span text:style-name="T216">(&lt;Options obj</text:span></text:span><text:span text:style-name="Source_20_Text"><text:span text:style-name="T217">ect</text:span></text:span><text:span text:style-name="Source_20_Text"><text:span text:style-name="T216">&gt;);</text:span></text:span></text:p>
            <text:p text:style-name="P98"><text:span text:style-name="Source_20_Text"><text:span text:style-name="T17">removeCookie(&lt;name&gt;[,path</text:span></text:span><text:span text:style-name="Source_20_Text"><text:span text:style-name="T216">="/"</text:span></text:span><text:span text:style-name="Source_20_Text"><text:span text:style-name="T17">[,domain[,secure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7">[,HttpOnly]]]]]);</text:span></text:span></text:p>
            <text:p text:style-name="P97"><text:span text:style-name="Source_20_Text"><text:span text:style-name="T17">clearCookies</text:span></text:span><text:span text:style-name="Source_20_Text"><text:span text:style-name="T216">(&lt;Options obj</text:span></text:span><text:span text:style-name="Source_20_Text"><text:span text:style-name="T217">ect</text:span></text:span><text:span text:style-name="Source_20_Text"><text:span text:style-name="T216">&gt;);</text:span></text:span></text:p>
            <text:p text:style-name="P98"><text:span text:style-name="Source_20_Text"><text:span text:style-name="T17">clearCookies([path</text:span></text:span><text:span text:style-name="Source_20_Text"><text:span text:style-name="T216">="/"</text:span></text:span><text:span text:style-name="Source_20_Text"><text:span text:style-name="T17">[,domain[,</text:span></text:span><text:span text:style-name="Source_20_Text"><text:span text:style-name="T219">sec</text:span></text:span><text:span text:style-name="Source_20_Text"><text:span text:style-name="T17">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7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9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0"><text:span text:style-name="Source_20_Text"><text:span text:style-name="T17">getText(&lt;url&gt;,&lt;success&gt;);</text:span></text:span></text:p>
            <text:p text:style-name="P100"><text:span text:style-name="Source_20_Text"><text:span text:style-name="T17">getJson(&lt;url&gt;,&lt;success&gt;);</text:span></text:span></text:p>
            <text:p text:style-name="P100"><text:span text:style-name="Source_20_Text"><text:span text:style-name="T17"/></text:span></text:p>
            <text:p text:style-name="P101"><text:span text:style-name="Source_20_Text"><text:span text:style-name="T17">ajax(&lt;Options obj</text:span></text:span><text:span text:style-name="Source_20_Text"><text:span text:style-name="T217">ect</text:span></text:span><text:span text:style-name="Source_20_Text"><text:span text:style-name="T17">&gt;);</text:span></text:span></text:p>
            <text:p text:style-name="P102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70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3">V3.1.0</text:p>
          </table:table-cell>
          <table:table-cell table:style-name="Table3.A2" office:value-type="string">
            <text:p text:style-name="P103">v3.8.0</text:p>
          </table:table-cell>
          <table:table-cell table:style-name="Table3.C2" office:value-type="string">
            <text:p text:style-name="P104">v5.6.0</text:p>
          </table:table-cell>
        </table:table-row>
        <table:table-row>
          <table:table-cell table:style-name="Table3.A3" office:value-type="string">
            <text:p text:style-name="P105">Array.from();</text:p>
            <text:p text:style-name="P105">Array.of();</text:p>
            <text:p text:style-name="P106">Array.prototype.copyWithin();</text:p>
            <text:p text:style-name="P106">Array.prototype.fill();</text:p>
            <text:p text:style-name="P105">Array.prototype.find();</text:p>
            <text:p text:style-name="P105">Array.prototype.findIndex();</text:p>
            <text:p text:style-name="P105">Object.create();</text:p>
            <text:p text:style-name="P106">String.fromCodePoint();</text:p>
            <text:p text:style-name="P106">String.prototype.codePointAt();</text:p>
            <text:p text:style-name="P107">String.prototype.endsWith();</text:p>
            <text:p text:style-name="P106">String.prototype.startsWith();</text:p>
            <text:p text:style-name="P108">Math.acosh();</text:p>
            <text:p text:style-name="P108">Math.asinh();</text:p>
            <text:p text:style-name="P108">Math.atanh();</text:p>
            <text:p text:style-name="P108">Math.cbrt();</text:p>
            <text:p text:style-name="P108">Math.clz32();</text:p>
            <text:p text:style-name="P108">Math.cosh();</text:p>
            <text:p text:style-name="P108">Math.expm1();</text:p>
            <text:p text:style-name="P108">Math.fround();</text:p>
            <text:p text:style-name="P108">Math.hypot();</text:p>
            <text:p text:style-name="P108">Math.imul();</text:p>
            <text:p text:style-name="P108">Math.log1p();</text:p>
            <text:p text:style-name="P108">Math.log10();</text:p>
            <text:p text:style-name="P108">Math.log2();</text:p>
            <text:p text:style-name="P108">Math.sign();</text:p>
            <text:p text:style-name="P108">Math.sinh();</text:p>
            <text:p text:style-name="P108">Math.tanh();</text:p>
            <text:p text:style-name="P108">Math.trunc();</text:p>
            <text:p text:style-name="P105">Number.EPSILON;</text:p>
            <text:p text:style-name="P109">Number.isNaN(); <text:span text:style-name="T220">and</text:span><text:span text:style-name="T221"> </text:span>isNaN();</text:p>
            <text:p text:style-name="P105">Number.isInteger();</text:p>
            <text:p text:style-name="P105">Number.isFinite();</text:p>
            <text:p text:style-name="P57">Number.isSafeInteger();</text:p>
            <text:p text:style-name="P57">Number.parseInt();</text:p>
            <text:p text:style-name="P105">Number.parseFloat();</text:p>
          </table:table-cell>
          <table:table-cell table:style-name="Table3.B3" office:value-type="string">
            <text:p text:style-name="P106"/>
            <text:p text:style-name="P110"><text:span text:style-name="Source_20_Text"><text:span text:style-name="T222">Array.prototype.values();</text:span></text:span></text:p>
            <text:p text:style-name="P110"><text:span text:style-name="Source_20_Text"><text:span text:style-name="T222"/></text:span></text:p>
            <text:p text:style-name="P110"><text:span text:style-name="Source_20_Text"><text:span text:style-name="T222">Array.prototype.includes();</text:span></text:span></text:p>
            <text:p text:style-name="P110"/>
            <text:p text:style-name="P107"><text:span text:style-name="Source_20_Text"><text:span text:style-name="T222">ChildNode.after();</text:span></text:span><text:line-break/><text:span text:style-name="Source_20_Text"><text:span text:style-name="T222">ChildNode.before();</text:span></text:span><text:line-break/><text:span text:style-name="Source_20_Text"><text:span text:style-name="T222">ChildNode.remove();</text:span></text:span><text:line-break/><text:span text:style-name="Source_20_Text"><text:span text:style-name="T222">ChildNode.replaceWith();</text:span></text:span></text:p>
            <text:p text:style-name="P110"/>
            <text:p text:style-name="P107"><text:span text:style-name="Source_20_Text"><text:span text:style-name="T222">Element.prototype.closest();<text:line-break/>Element.prototype.getAttributeNames();</text:span></text:span></text:p>
            <text:p text:style-name="P107"><text:span text:style-name="Source_20_Text"><text:span text:style-name="T222">Element.prototype.matches();</text:span></text:span></text:p>
            <text:p text:style-name="P107"><text:span text:style-name="Source_20_Text"><text:span text:style-name="T222">Element.prototype.toggleAttribute();</text:span></text:span></text:p>
            <text:p text:style-name="P110"/>
            <text:p text:style-name="P107"><text:span text:style-name="Source_20_Text"><text:span text:style-name="T222">ParentNode.append();</text:span></text:span></text:p>
            <text:p text:style-name="P107"><text:span text:style-name="Source_20_Text"><text:span text:style-name="T222"/></text:span></text:p>
            <text:p text:style-name="P107"><text:span text:style-name="Source_20_Text"><text:span text:style-name="T222">ParentNode.prepend();</text:span></text:span><text:line-break/><text:line-break/><text:span text:style-name="Source_20_Text"><text:span text:style-name="T222">String.prototype[Symbol.iterator]();</text:span></text:span></text:p>
            <text:p text:style-name="P110"><text:span text:style-name="Source_20_Text"><text:span text:style-name="T222">String.prototype.includes();</text:span></text:span></text:p>
            <text:p text:style-name="P110"><text:span text:style-name="Source_20_Text"><text:span text:style-name="T222">String.prototype.repeat();</text:span></text:span><text:line-break/></text:p>
            <text:p text:style-name="P106"><text:span text:style-name="Source_20_Text"><text:span text:style-name="T222">NodeList.prototype.forEach();</text:span></text:span><text:line-break/></text:p>
            <text:p text:style-name="P110"><text:span text:style-name="Source_20_Text"><text:span text:style-name="T222">Object.assign();</text:span></text:span></text:p>
            <text:p text:style-name="P107"><text:span text:style-name="Source_20_Text"><text:span text:style-name="T222">Object.entries();</text:span></text:span><text:line-break/></text:p>
            <text:p text:style-name="P107"><text:span text:style-name="Source_20_Text"><text:span text:style-name="T222">Object.getOwnPropertyDescriptors();</text:span></text:span><text:line-break/><text:span text:style-name="Source_20_Text"><text:span text:style-name="T222">Object.values();</text:span></text:span><text:line-break/></text:p>
            <text:p text:style-name="P106"><text:span text:style-name="Source_20_Text"><text:span text:style-name="T222">RegExp.prototype.flags;</text:span></text:span><text:line-break/></text:p>
            <text:p text:style-name="P106"><text:span text:style-name="Source_20_Text"><text:span text:style-name="T222">window.screenLeft;</text:span></text:span><text:line-break/><text:span text:style-name="Source_20_Text"><text:span text:style-name="T222">window.screenTop;</text:span></text:span></text:p>
          </table:table-cell>
          <table:table-cell table:style-name="Table3.C3" office:value-type="string">
            <text:p text:style-name="P105">Array.prototype.at();</text:p>
            <text:p text:style-name="P105"/>
            <text:p text:style-name="P105">Array.prototype.findLast();</text:p>
            <text:p text:style-name="P105">Array.prototype.findLastIndex();</text:p>
            <text:p text:style-name="P105"/>
            <text:p text:style-name="P105">Array.prototype.flat();</text:p>
            <text:p text:style-name="P105">Array.prototype.flatMap();</text:p>
            <text:p text:style-name="P105"/>
            <text:p text:style-name="P105">Number.MIN_SAFE_INTEGER;</text:p>
            <text:p text:style-name="P105">Number.MAX_SAFE_INTEGER;</text:p>
            <text:p text:style-name="P105"/>
            <text:p text:style-name="P105">Object.fromEntries();</text:p>
            <text:p text:style-name="P105"/>
            <text:p text:style-name="P105">Object.is();</text:p>
            <text:p text:style-name="P105"/>
            <text:p text:style-name="P111">String.prototype.at();</text:p>
            <text:p text:style-name="P111"/>
            <text:p text:style-name="P105">String.prototype.matchAll();</text:p>
            <text:p text:style-name="P105"/>
            <text:p text:style-name="P105">String.prototype.padStart();</text:p>
            <text:p text:style-name="P105">String.prototype.padEnd();</text:p>
            <text:p text:style-name="P105"/>
            <text:p text:style-name="P105">String.prototype.replaceAll();</text:p>
            <text:p text:style-name="P105"/>
            <text:p text:style-name="P105">String.prototype.trimStart();</text:p>
            <text:p text:style-name="P105">String.prototype.trimLeft();</text:p>
            <text:p text:style-name="P105"/>
            <text:p text:style-name="P105">String.prototype.trimEnd();</text:p>
            <text:p text:style-name="P105">String.prototype.trimRight();</text:p>
            <text:p text:style-name="P105"/>
            <text:p text:style-name="P105">Typedarray.prototype.at();</text:p>
            <text:p text:style-name="P105"/>
            <text:p text:style-name="P57">TypedArray.prototype.findLast();</text:p>
            <text:p text:style-name="P57">TypedArray.prototype.findLastIndex();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4T21:07:59.998460600</dc:date>
    <meta:print-date>2025-05-14T19:42:15.220273800</meta:print-date>
    <meta:editing-cycles>846</meta:editing-cycles>
    <meta:editing-duration>PT21H14M6S</meta:editing-duration>
    <meta:printed-by>PDF files</meta:printed-by>
    <meta:document-statistic meta:table-count="4" meta:image-count="0" meta:object-count="0" meta:page-count="4" meta:paragraph-count="327" meta:word-count="481" meta:character-count="9647" meta:non-whitespace-character-count="9467"/>
    <meta:template xlink:type="simple" xlink:actuate="onRequest" xlink:title="" xlink:href="Normal.dotm"/>
  </office:meta>
</office:document-meta>
</file>